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4"/>
    <style:style style:name="P4" style:family="paragraph" style:parent-style-name="Text_20_body" style:list-style-name="L5"/>
    <style:style style:name="P5" style:family="paragraph" style:parent-style-name="Text_20_body" style:list-style-name="L7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5">
      <style:paragraph-properties fo:margin-top="0cm" fo:margin-bottom="0cm" style:contextual-spacing="false"/>
    </style:style>
    <style:style style:name="P9" style:family="paragraph" style:parent-style-name="Text_20_body" style:list-style-name="L7">
      <style:paragraph-properties fo:margin-top="0cm" fo:margin-bottom="0cm" style:contextual-spacing="false"/>
    </style:style>
    <style:style style:name="P10" style:family="paragraph" style:parent-style-name="Text_20_body" style:list-style-name="L8">
      <style:paragraph-properties fo:margin-top="0cm" fo:margin-bottom="0cm" style:contextual-spacing="false"/>
    </style:style>
    <style:style style:name="P11" style:family="paragraph" style:parent-style-name="Preformatted_20_Text">
      <style:paragraph-properties fo:margin-top="0cm" fo:margin-bottom="0.499cm" style:contextual-spacing="fals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 draw:visible-area-top="0cm" draw:visible-area-width="10cm" draw:visible-area-height="10cm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../../../../search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lobal-zeroclipboard-html-bridge" text:anchor-type="page" text:anchor-page-number="1" svg:x="-264.557cm" svg:y="-264.557cm" svg:width="0.397cm" draw:z-index="0">
        <draw:text-box fo:min-height="0.397cm">
          <text:p text:style-name="Text_20_body"><draw:frame draw:name="global-zeroclipboard-flash-bridge" text:anchor-type="as-char" svg:width="1.247cm" style:rel-width="100%" svg:height="1.247cm" style:rel-height="100%" draw:z-index="1"><draw:plugin xlink:href="https://github.global.ssl.fastly.net/flash/ZeroClipboard.swf?nocache=1381407058780" xlink:type="simple" xlink:show="embed" xlink:actuate="onLoad" draw:mime-type="application/x-shockwave-flash"><draw:param draw:name="scale" draw:value="exactfit"/><draw:param draw:name="flashvars" draw:value="trustedDomain=github.com"/><draw:param draw:name="pluginspage" draw:value="http://www.macromedia.com/go/getflashplayer"/><draw:param draw:name="wmode" draw:value="transparent"/><draw:param draw:name="allowfullscreen" draw:value="false"/><draw:param draw:name="allowscriptaccess" draw:value="always"/><draw:param draw:name="bgcolor" draw:value="#ffffff"/><draw:param draw:name="quality" draw:value="best"/><draw:param draw:name="menu" draw:value="false"/><draw:param draw:name="loop" draw:value="false"/></draw:plugin></draw:frame> </text:p>
        </draw:text-box>
      </draw:frame>
      <text:list xml:id="list2638798756947587405" text:style-name="L1">
        <text:list-header>
          <text:p text:style-name="P6"/>
        </text:list-header>
      </text:list>
      <text:section text:style-name="Sect1" text:name="js-repo-pjax-container">
        <text:section text:style-name="Sect1" text:name="wiki-wrapper">
          <text:section text:style-name="Sect1" text:name="head">
            <text:h text:style-name="Heading_20_1" text:outline-level="1">Creating A Plugin</text:h>
          </text:section>
          <text:section text:style-name="Sect1" text:name="wiki-content">
            <text:p text:style-name="Text_20_body"/>
            <text:section text:style-name="Sect1" text:name="wiki-body">
              <text:p text:style-name="Text_20_body">Creating plugins in Palaver is rather easy. First go into your Palaver directory.<text:line-break/>In my case:</text:p>
              <text:p text:style-name="P11"><text:span text:style-name="Source_20_Text">bmandesigns@desktop:~$ cd Palaver</text:span></text:p>
              <text:p text:style-name="Text_20_body">You can now run the sdk command. For this tutorial I will create a plugin to display the date</text:p>
              <text:p text:style-name="Preformatted_20_Text"><text:span text:style-name="Source_20_Text">bmandesigns@desktop:~/Palaver$ ./sdk -c dateDisplay</text:span></text:p>
              <text:p text:style-name="Preformatted_20_Text"><text:span text:style-name="Source_20_Text">Creating new plugin</text:span></text:p>
              <text:p text:style-name="P11"><text:span text:style-name="Source_20_Text">Created plugin in /home/bmandesigns/Plugins_SDK/dateDisplay/</text:span></text:p>
              <text:p text:style-name="Text_20_body">A new plugin was set-up in the directory displayed.</text:p>
              <text:p text:style-name="Text_20_body">Inside the Plugins_SDK/dateDisplay/ folder is three sub folders and a plugin.info file<text:line-break/>The three folders: bin, config, and modes will store executables, configuration files and voice commands respectively.</text:p>
              <text:p text:style-name="Text_20_body">Inside the bin folder is a file named the same as the plugin, in my case dateDisplay.<text:line-break/>This is the file that will be executed when your command is said.</text:p>
              <text:p text:style-name="Text_20_body">Inside the config folder is the file “settings.conf”. More config files may be added.<text:line-break/>This file is used to store any settings your plugin needs.<text:line-break/>A settings.conf is not required and can be removed later.</text:p>
              <text:p text:style-name="Text_20_body">Inside the modes folder is the file “main.dic”.<text:line-break/>This will store all the commands your program needs.<text:line-break/>A program can have more than one dictionary but main.dic is required.</text:p>
              <text:p text:style-name="Text_20_body">My program will have the command “what is the date”. I have changed the contents of main.dic to:</text:p>
              <text:p text:style-name="Preformatted_20_Text"><text:span text:style-name="Source_20_Text">&lt;w,W&gt;hat is the date</text:span></text:p>
              <text:p text:style-name="P11"><text:span text:style-name="Source_20_Text"><text:s text:c="2"/>dateDisplay</text:span></text:p>
              <text:p text:style-name="Text_20_body">When the user says “what is the date” the program will execute dateDisplay.</text:p>
              <text:p text:style-name="Text_20_body">I have changed the contents of dateDisplay in the bin folder to the following:</text:p>
              <text:p text:style-name="Preformatted_20_Text"><text:span text:style-name="Source_20_Text">#!/bin/bash</text:span></text:p>
              <text:p text:style-name="Preformatted_20_Text"><text:span text:style-name="Source_20_Text">i=$(date)</text:span></text:p>
              <text:p text:style-name="Preformatted_20_Text"><text:span text:style-name="Source_20_Text">echo $i &gt;&gt; Microphone/result</text:span></text:p>
              <text:p text:style-name="P11"><text:span text:style-name="Source_20_Text">./pycmd result</text:span></text:p>
              <text:p text:style-name="Text_20_body">This will get the date and write it to the result file that will be displayed after the program is done executing.</text:p>
              <text:p text:style-name="Text_20_body">I can now go back into the Palaver folder and run:</text:p>
              <text:p text:style-name="P11"><text:span text:style-name="Source_20_Text">./sdk -p dateDisplay</text:span></text:p>
              <text:p text:style-name="Text_20_body">A file will appear, this is the plugin.info file. I have changed mine to the following:</text:p>
              <text:p text:style-name="Preformatted_20_Text"><text:span text:style-name="Source_20_Text">#Plugin.info automatically generated</text:span></text:p>
              <text:p text:style-name="Preformatted_20_Text"><text:span text:style-name="Source_20_Text">name = dateDisplay</text:span></text:p>
              <text:p text:style-name="Preformatted_20_Text"><text:span text:style-name="Source_20_Text">version = 1.0 <text:s text:c="19"/>#Used for updating</text:span></text:p>
              <text:p text:style-name="Preformatted_20_Text"><text:span text:style-name="Source_20_Text">file = dateDisplay</text:span></text:p>
              <text:p text:style-name="Preformatted_20_Text"><text:span text:style-name="Source_20_Text">configs = <text:s text:c="23"/>#I have left this blank because my program </text:span><text:soft-page-break/><text:span text:style-name="Source_20_Text">never used settings.conf</text:span></text:p>
              <text:p text:style-name="Preformatted_20_Text"><text:span text:style-name="Source_20_Text">author = Brett Mayson</text:span></text:p>
              <text:p text:style-name="Preformatted_20_Text"><text:span text:style-name="Source_20_Text">description = Display the current date</text:span></text:p>
              <text:p text:style-name="Preformatted_20_Text"><text:span text:style-name="Source_20_Text">actions = </text:span></text:p>
              <text:p text:style-name="P11"><text:span text:style-name="Source_20_Text">what is the date, display the current date <text:s/>#voice command, description. Each command on it's own line</text:span></text:p>
              <text:p text:style-name="Text_20_body">After you save the file ./sdk displays: Packaged to /home/bmandesigns/Plugins_SDK/dateDisplay/dateDisplay.sp</text:p>
              <text:p text:style-name="Text_20_body">I can now run:</text:p>
              <text:p text:style-name="P11"><text:span text:style-name="Source_20_Text">./plugins -i /home/bmandesigns/Plugins_SDK/dateDisplay/dateDisplay.sp</text:span></text:p>
              <text:p text:style-name="Text_20_body">Confirm the installation and your plugin is now installed. If someone else wants to use your plugin you just need to send them the .sp file.</text:p>
            </text:section>
          </text:section>
          <text:section text:style-name="Sect1" text:name="gollum-footer">
            <text:p text:style-name="Text_20_body"><text:bookmark text:name="last-edit"/>Last edited by rye761, </text:p>
          </text:section>
        </text:section>
      </text:section>
      <text:list xml:id="list3664145678853343159" text:style-name="L7">
        <text:list-header>
          <text:p text:style-name="P9"><text:a xlink:type="simple" xlink:href="https://status.github.com/"/></text:p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roid Sans Fallback1" style:font-size-asian="10pt" style:font-name-complex="FreeSans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roid Sans Fallback1" style:font-name-complex="FreeSans2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0T14:26:17.010825141</meta:creation-date>
    <dc:date>2013-10-10T14:29:30.719638397</dc:date>
    <meta:editing-duration>PT43S</meta:editing-duration>
    <meta:editing-cycles>2</meta:editing-cycles>
    <meta:generator>LibreOffice/4.1.0.4$Linux_x86 LibreOffice_project/410m0$Build-4</meta:generator>
    <meta:document-statistic meta:table-count="0" meta:image-count="0" meta:object-count="1" meta:page-count="2" meta:paragraph-count="42" meta:word-count="399" meta:character-count="2511" meta:non-whitespace-character-count="2105"/>
  </office:meta>
</office:document-meta>
</file>